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Arial1" svg:font-family="Arial, Helvetica, sans-serif"/>
    <style:font-face style:name="OpenSymbol" svg:font-family="OpenSymbol"/>
    <style:font-face style:name="Tahoma" svg:font-family="Tahoma, sans-serif"/>
    <style:font-face style:name="Trebuchet MS" svg:font-family="'Trebuchet MS'"/>
    <style:font-face style:name="Verdana" svg:font-family="Verdana"/>
    <style:font-face style:name="georgia" svg:font-family="georgia, palatino"/>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Verdana1" svg:font-family="Verdana" style:font-family-generic="swiss" style:font-pitch="variable"/>
  </office:font-face-decls>
  <office:automatic-styles>
    <style:style style:name="P1" style:family="paragraph" style:parent-style-name="Normal">
      <style:text-properties style:use-window-font-color="true" style:font-name="Verdana1"/>
    </style:style>
    <style:style style:name="P2" style:family="paragraph" style:parent-style-name="Normal">
      <style:paragraph-properties fo:text-align="center" style:justify-single-word="false"/>
      <style:text-properties style:use-window-font-color="true" style:font-name="Verdana1" fo:font-size="14pt" style:text-underline-style="none" fo:font-weight="bold" style:font-size-asian="14pt" style:font-weight-asian="bold" style:font-size-complex="14pt" style:font-weight-complex="bold"/>
    </style:style>
    <style:style style:name="P3" style:family="paragraph" style:parent-style-name="Normal">
      <style:paragraph-properties fo:text-align="center" style:justify-single-word="false"/>
      <style:text-properties style:use-window-font-color="true" style:font-name="Verdana1" fo:font-size="14pt" fo:language="es" fo:country="ES" style:text-underline-style="none" fo:font-weight="bold" style:font-size-asian="14pt" style:font-weight-asian="bold" style:font-size-complex="14pt" style:font-weight-complex="bold"/>
    </style:style>
    <style:style style:name="P4" style:family="paragraph" style:parent-style-name="Normal">
      <style:text-properties style:use-window-font-color="true" style:font-name="Verdana1" fo:font-size="14pt" fo:language="es" fo:country="ES" fo:font-weight="bold" style:font-size-asian="14pt" style:font-weight-asian="bold" style:font-size-complex="14pt" style:font-weight-complex="bold"/>
    </style:style>
    <style:style style:name="P5" style:family="paragraph" style:parent-style-name="Normal">
      <style:text-properties style:use-window-font-color="true" style:font-name="Verdana1" fo:font-size="9pt" style:text-underline-style="none" fo:font-weight="bold" style:font-size-asian="9pt" style:font-weight-asian="bold" style:font-size-complex="9pt" style:font-weight-complex="bold"/>
    </style:style>
    <style:style style:name="P6" style:family="paragraph" style:parent-style-name="Normal">
      <style:text-properties style:use-window-font-color="true" style:font-name="Verdana1" fo:font-size="9pt" style:text-underline-style="none" fo:font-weight="normal" style:font-size-asian="9pt" style:font-weight-asian="normal" style:font-size-complex="9pt" style:font-weight-complex="normal"/>
    </style:style>
    <style:style style:name="P7" style:family="paragraph" style:parent-style-name="Normal">
      <style:text-properties style:use-window-font-color="true" style:font-name="Verdana1" fo:font-size="9pt" style:text-underline-style="solid" style:text-underline-width="auto" style:text-underline-color="font-color" fo:font-weight="bold" style:font-size-asian="9pt" style:font-weight-asian="bold" style:font-size-complex="9pt" style:font-weight-complex="bold"/>
    </style:style>
    <style:style style:name="P8" style:family="paragraph" style:parent-style-name="Normal">
      <style:text-properties style:use-window-font-color="true" style:font-name="Verdana1" fo:font-size="9pt" fo:language="es" fo:country="ES" fo:font-weight="normal" style:font-size-asian="9pt" style:font-weight-asian="normal" style:font-size-complex="9pt" style:font-weight-complex="normal"/>
    </style:style>
    <style:style style:name="P9" style:family="paragraph" style:parent-style-name="Normal">
      <style:text-properties style:use-window-font-color="true" style:font-name="Verdana1" fo:font-size="9pt" style:font-size-asian="9pt" style:font-size-complex="9pt"/>
    </style:style>
    <style:style style:name="P10" style:family="paragraph" style:parent-style-name="Normal">
      <style:text-properties style:use-window-font-color="true" style:font-name="Verdana1" fo:language="es" fo:country="ES"/>
    </style:style>
    <style:style style:name="P11" style:family="paragraph" style:parent-style-name="Normal">
      <style:text-properties style:use-window-font-color="true" style:font-name="Verdana1" fo:language="es" fo:country="ES" style:text-underline-style="solid" style:text-underline-width="auto" style:text-underline-color="font-color" fo:font-weight="bold" style:font-weight-asian="bold" style:font-weight-complex="bold"/>
    </style:style>
    <style:style style:name="P12" style:family="paragraph" style:parent-style-name="Normal">
      <style:text-properties style:use-window-font-color="true" style:font-name="Verdana1" style:text-underline-style="solid" style:text-underline-width="auto" style:text-underline-color="font-color" fo:font-weight="bold" style:font-weight-asian="bold" style:font-weight-complex="bold"/>
    </style:style>
    <style:style style:name="P13" style:family="paragraph" style:parent-style-name="Normal">
      <style:paragraph-properties fo:text-align="center" style:justify-single-word="false"/>
      <style:text-properties style:font-name="Verdana1" fo:language="es" fo:country="ES" style:text-underline-style="solid" style:text-underline-width="auto" style:text-underline-color="font-color" style:text-underline-mode="continuous" style:text-overline-mode="continuous" style:text-line-through-mode="continuous"/>
    </style:style>
    <style:style style:name="P14" style:family="paragraph" style:parent-style-name="Normal">
      <style:paragraph-properties fo:margin-left="0cm" fo:margin-right="0cm" style:line-height-at-least="0.476cm" fo:text-align="start" style:justify-single-word="false" fo:text-indent="0cm" style:auto-text-indent="false"/>
      <style:text-properties style:use-window-font-color="true" style:font-name="Verdana1"/>
    </style:style>
    <style:style style:name="P15" style:family="paragraph" style:parent-style-name="Normal" style:master-page-name="MP0">
      <style:paragraph-properties fo:text-align="center" style:justify-single-word="false" style:page-number="auto" fo:break-before="page"/>
      <style:text-properties style:font-name="Verdana1" fo:language="es" fo:country="ES" style:text-underline-style="solid" style:text-underline-width="auto" style:text-underline-color="font-color" style:text-underline-mode="continuous" style:text-overline-mode="continuous" style:text-line-through-mode="continuous"/>
    </style:style>
    <style:style style:name="P16" style:family="paragraph" style:parent-style-name="Text_20_body">
      <style:text-properties style:use-window-font-color="true" style:font-name="Verdana1" fo:font-size="9pt" fo:font-weight="normal" style:font-weight-asian="normal" style:font-weight-complex="normal"/>
    </style:style>
    <style:style style:name="P17" style:family="paragraph" style:parent-style-name="Text_20_body">
      <style:text-properties style:use-window-font-color="true" style:font-name="Verdana1" fo:font-size="9pt" fo:font-weight="bold" style:font-weight-asian="bold" style:font-weight-complex="bold"/>
    </style:style>
    <style:style style:name="P18" style:family="paragraph" style:parent-style-name="Text_20_body">
      <style:text-properties fo:font-variant="normal" fo:text-transform="none" fo:color="#404040" style:font-name="Verdana1" fo:font-size="9pt" fo:letter-spacing="normal" fo:font-style="normal" fo:font-weight="normal" style:font-size-asian="9pt" style:font-size-complex="9pt"/>
    </style:style>
    <style:style style:name="P19" style:family="paragraph" style:parent-style-name="Text_20_body">
      <style:text-properties fo:font-variant="normal" fo:text-transform="none" style:use-window-font-color="true" style:font-name="Verdana1" fo:font-size="9pt" fo:letter-spacing="normal" fo:font-style="normal" fo:font-weight="normal" style:font-weight-asian="normal" style:font-weight-complex="normal"/>
    </style:style>
    <style:style style:name="P20" style:family="paragraph" style:parent-style-name="Text_20_body">
      <style:paragraph-properties fo:margin-left="0cm" fo:margin-right="0cm" style:line-height-at-least="0.476cm" fo:text-align="start" style:justify-single-word="false" fo:text-indent="0cm" style:auto-text-indent="false"/>
      <style:text-properties fo:font-variant="normal" fo:text-transform="none" style:use-window-font-color="true" style:font-name="Verdana1" fo:font-size="9pt" fo:letter-spacing="normal" fo:font-style="normal" style:text-underline-style="solid" style:text-underline-width="auto" style:text-underline-color="font-color" fo:font-weight="normal"/>
    </style:style>
    <style:style style:name="P21" style:family="paragraph" style:parent-style-name="Text_20_body">
      <style:paragraph-properties fo:margin-left="0cm" fo:margin-right="0cm" fo:text-indent="0cm" style:auto-text-indent="false"/>
      <style:text-properties fo:font-variant="normal" fo:text-transform="none" fo:color="#404040" style:font-name="Verdana1" fo:font-size="9pt" fo:letter-spacing="normal" fo:font-style="normal" fo:font-weight="normal" style:font-size-asian="9pt" style:font-size-complex="9pt"/>
    </style:style>
    <style:style style:name="P22" style:family="paragraph" style:parent-style-name="Text_20_body">
      <style:paragraph-properties fo:margin-left="0cm" fo:margin-right="0cm" fo:text-indent="0cm" style:auto-text-indent="false"/>
      <style:text-properties fo:color="#404040" style:font-name="Verdana1"/>
    </style:style>
    <style:style style:name="P23" style:family="paragraph" style:parent-style-name="Text_20_body">
      <style:paragraph-properties fo:margin-left="0cm" fo:margin-right="0cm" style:line-height-at-least="0.476cm" fo:text-align="start" style:justify-single-word="false" fo:text-indent="0cm" style:auto-text-indent="false" fo:padding="0cm" fo:border="none"/>
      <style:text-properties fo:font-variant="normal" fo:text-transform="none" style:use-window-font-color="true" style:font-name="Verdana1" fo:font-size="9pt" fo:letter-spacing="normal" fo:font-style="normal" style:text-underline-style="none" fo:font-weight="normal"/>
    </style:style>
    <style:style style:name="P24" style:family="paragraph" style:parent-style-name="Text_20_body">
      <style:paragraph-properties fo:margin-top="0.265cm" fo:margin-bottom="0.397cm" fo:line-height="100%" fo:padding="0cm" fo:border="none"/>
      <style:text-properties style:use-window-font-color="true" style:font-name="Verdana1" fo:font-size="9pt" style:text-underline-style="none" fo:font-weight="normal" style:font-size-asian="9pt" style:font-weight-asian="normal" style:font-size-complex="9pt" style:font-weight-complex="normal"/>
    </style:style>
    <style:style style:name="T1" style:family="text">
      <style:text-properties fo:font-style="italic" style:text-underline-mode="continuous" style:text-overline-mode="continuous" style:text-line-through-mode="continuous" style:font-style-asian="italic"/>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variant="normal" fo:text-transform="none" style:font-name="Verdana" fo:font-size="9pt" fo:letter-spacing="normal" fo:font-style="normal" fo:font-weight="normal"/>
    </style:style>
    <style:style style:name="T4" style:family="text">
      <style:text-properties fo:font-variant="normal" fo:text-transform="none" fo:color="#000000" fo:letter-spacing="normal" fo:font-style="normal"/>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000000" style:font-name="georgia" fo:font-size="7.5pt" fo:letter-spacing="normal" fo:font-style="normal" fo:font-weight="normal"/>
    </style:style>
    <style:style style:name="T7" style:family="text">
      <style:text-properties fo:font-variant="normal" fo:text-transform="none" fo:color="#000000" fo:font-size="7.5pt" fo:letter-spacing="normal" fo:font-style="normal" fo:font-weight="normal"/>
    </style:style>
    <style:style style:name="T8" style:family="text">
      <style:text-properties fo:font-variant="normal" fo:text-transform="none" fo:letter-spacing="normal" fo:font-style="normal"/>
    </style:style>
    <style:style style:name="T9" style:family="text">
      <style:text-properties fo:font-variant="normal" fo:text-transform="none" fo:letter-spacing="normal" fo:font-style="normal" fo:font-weight="normal" style:font-weight-asian="normal" style:font-weight-complex="normal"/>
    </style:style>
    <style:style style:name="T10" style:family="text">
      <style:text-properties fo:font-variant="normal" fo:text-transform="none" fo:letter-spacing="normal" fo:font-style="normal" style:text-underline-style="none" style:font-size-asian="9pt" style:font-size-complex="9pt"/>
    </style:style>
    <style:style style:name="T11" style:family="text">
      <style:text-properties fo:font-variant="normal" fo:text-transform="none" fo:letter-spacing="normal" fo:font-style="normal" style:text-underline-style="none" fo:font-weight="normal" style:font-size-asian="9pt" style:font-weight-asian="normal" style:font-size-complex="9pt" style:font-weight-complex="normal"/>
    </style:style>
    <style:style style:name="T12" style:family="text">
      <style:text-properties fo:font-variant="normal" fo:text-transform="none" style:font-name="Verdana1" fo:font-size="9pt" fo:letter-spacing="normal" fo:font-style="normal" fo:font-weight="normal" style:font-size-asian="9pt" style:font-size-complex="9pt"/>
    </style:style>
    <style:style style:name="T13" style:family="text">
      <style:text-properties fo:font-variant="normal" fo:text-transform="none" fo:font-size="9pt" fo:letter-spacing="normal" fo:font-style="normal" fo:font-weight="normal"/>
    </style:style>
    <style:style style:name="T14" style:family="text">
      <style:text-properties fo:font-variant="normal" fo:text-transform="none" fo:font-size="9pt" fo:letter-spacing="normal" fo:font-style="normal" fo:font-weight="normal" style:font-size-asian="9pt" style:font-size-complex="9pt"/>
    </style:style>
    <style:style style:name="T15" style:family="text">
      <style:text-properties fo:color="#333333" style:text-line-through-style="none" style:text-underline-style="none" style:text-blinking="false" style:font-weight-asian="normal" style:font-weight-complex="normal"/>
    </style:style>
    <style:style style:name="T16" style:family="text">
      <style:text-properties fo:font-weight="normal" style:font-weight-asian="normal" style:font-weight-complex="normal"/>
    </style:style>
    <style:style style:name="T17" style:family="text">
      <style:text-properties style:text-underline-style="none"/>
    </style:style>
    <style:style style:name="T18" style:family="text">
      <style:text-properties style:text-underline-style="none" style:font-size-asian="9pt" style:font-size-complex="9pt"/>
    </style:style>
    <style:style style:name="T19" style:family="text">
      <style:text-properties style:use-window-font-color="true" fo:language="es" fo:country="ES" style:text-underline-style="solid" style:text-underline-width="auto" style:text-underline-color="font-color" fo:font-weight="bold" style:font-weight-asian="bold" style:font-weight-complex="bold"/>
    </style:style>
    <style:style style:name="T20" style:family="text">
      <style:text-properties style:use-window-font-color="true" style:text-underline-style="solid" style:text-underline-width="auto" style:text-underline-color="font-color" fo:font-weight="bold" style:font-weight-asian="bold" style:font-weight-complex="bold"/>
    </style:style>
    <style:style style:name="T21" style:family="text">
      <style:text-properties style:use-window-font-color="true" style:font-name="Verdana1" fo:language="es" fo:country="ES" style:text-underline-style="solid" style:text-underline-width="auto" style:text-underline-color="font-color" fo:font-weight="bold" style:font-weight-asian="bold" style:font-weight-complex="bold"/>
    </style:style>
    <style:style style:name="T22" style:family="text">
      <style:text-properties style:use-window-font-color="true" style:font-name="Verdana1" style:text-underline-style="solid" style:text-underline-width="auto" style:text-underline-color="font-color" fo:font-weight="bold" style:font-weight-asian="bold" style:font-weight-complex="bold"/>
    </style:style>
    <style:style style:name="T23" style:family="text">
      <style:text-properties fo:color="#666666" style:font-weight-asian="normal" style:font-weight-complex="normal"/>
    </style:style>
    <style:style style:name="T24" style:family="text">
      <style:text-properties fo:color="#595959" fo:font-weight="normal" style:font-weight-asian="normal" style:font-weight-complex="normal"/>
    </style:style>
    <style:style style:name="T25" style:family="text">
      <style:text-properties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ipos de <text:s/>masajes</text:p>
      <text:p text:style-name="P13"/>
      <text:p text:style-name="P3"><text:span text:style-name="T1">Masaje relajantes:</text:span></text:p>
      <text:p text:style-name="P11">Masaje Sueco (Descontracturante)</text:p>
      <text:p text:style-name="P1">Los terapeutas del masaje utilizan movimientos largos lisos, amasado y movimientos circulares en capas superficiales del músculo usando cremas de masaje o aceite.</text:p>
      <text:p text:style-name="P9"><text:span text:style-name="T5">En el momento en que el masaje proporciona relajación y bienestar, ayudando en la recuperación y el mantenimiento de la salud se convierte, aun sin pretenderlo, en un acto terapéutico.</text:span> </text:p>
      <text:p text:style-name="P11">Masaje Express</text:p>
      <text:p text:style-name="P10">Derivado del masaje japones en silla. Es una técnica practica, rápida y efectiva para relajar y energizar al mismo tiempo.</text:p>
      <text:p text:style-name="P10">Se trabaja: dorso, miembro superior, cuello y cabeza con maniobras de acupresión sobre el paciente vestido. Tiempo de duración máximo 15'</text:p>
      <text:p text:style-name="P10"/>
      <text:p text:style-name="P10"><text:span text:style-name="T2">Masaje de Pindas</text:span> <text:s/>(de la India - Tailandia)</text:p>
      <text:p text:style-name="P10">Pertenece a a medicina Ayuverica. Primer sistema de autocuración y autoregulación para curar el organismo. Se apoyan con técnicas de yoga <text:s/>y meditación.</text:p>
      <text:p text:style-name="P10">Las pindas están compuestas por hierbas genéricas ej. lavanda, clavo, enebro, romero que on analgésicos. Se realiza con aceites.</text:p>
      <text:p text:style-name="Normal"><text:span text:style-name="Fuente_20_de_20_párrafo_20_predeter."><text:span text:style-name="T21">Masaje </text:span></text:span><text:span text:style-name="T22">Shiatsu</text:span></text:p>
      <text:p text:style-name="P14"><text:span text:style-name="T13">Shiatsu es una modalidad terapéutica de origen japonés en donde el terapeuta aplica presión localizada en puntos específicos del cuerpo del paciente, con el fin de aliviar el dolor, regular las funciones del cuerpo, y en general promover la salud.</text:span> </text:p>
      <text:p text:style-name="P20"><text:span text:style-name="T17">El terapeuta desbloquea la energía siguiendo los canales naturales en el cuerpo – llamados meridianos – los cuales tienen puntos específicos en su camino que activan y despejan cualquier bloque energético.</text:span></text:p>
      <text:p text:style-name="P23">Se ejerce presión de manera continua y rítmica a lo largo de cada uno de los meridianos, o en puntos específicos (de acuerdo a la dolencia del paciente). Cada uno de estos puntos controla una o más partes del cuerpo, de manera que cuando se estimula por presión la energía acumulada o bloqueada en este punto, ésta se dispersa, haciendo que el órgano que se quiere afectar vuelva a su balance y empiece la relajación muscular.</text:p>
      <text:p text:style-name="P14"><text:soft-page-break/><text:span text:style-name="T13">Una sesión de Shiatsu puede ser localizada por eso puede ser realizada según la zona a trabajar en la silla de masaje Express o de cuerpo entero. Es frecuente realizar las maniobras con el paciente acostado sobre una colchoneta. El paciente esta totalmente vestido.</text:span></text:p>
      <text:p text:style-name="P14"><text:span text:style-name="T13"><text:s/>La sesión dura entre 15 y 45 minutos usualmente. </text:span></text:p>
      <text:p text:style-name="P12">Masaje 3ra. Edad</text:p>
      <text:p text:style-name="P5"><text:span text:style-name="T5">La terapia de masaje es útil en las personas de la tercera edad, principalmente en los adultos con problemas médicos o físicos. Cuanto más sientan el tacto, más tranquilos se volverán. Y en el momento en que eso suceda, estarán en mejores condiciones para combatir las enfermedades que atraviesan a esa edad. - </text:span></text:p>
      <text:p text:style-name="P5"><text:span text:style-name="T5">El masaje como objetivo mejorar la circulación, recuperar la movilidad restringida entre los tejidos dañados, para tener un efecto analgésico, o para mejorar la función cognitiva. </text:span></text:p>
      <text:p text:style-name="P5"><text:span text:style-name="T5">Estéticos: este punto tiene como finalidad mejorar el aspecto externo de la persona, ya sea para eliminar los depósitos de grasa, devolviendo al músculo su tono y relajando el cansancio. </text:span></text:p>
      <text:p text:style-name="P5"><text:span text:style-name="T5">Ejemplo de masajes: relajantes comunes, cervicales, miembros superiores, abdominales, miembros inferiores. Además de movilizaciones.</text:span></text:p>
      <text:p text:style-name="P7"><text:span text:style-name="T4">Piedras Calientes:</text:span></text:p>
      <text:p text:style-name="P6"><text:span text:style-name="T8">La utilización de piedras calientes (de basalto, volcánicas, de río), ayuda a relajarse . </text:span><text:span text:style-name="T8">El calor que las piedras desprenden lentamente, contribuye a relajar los músculos</text:span></text:p>
      <text:p text:style-name="P19"><text:span text:style-name="T18">Es una terapia utilizada por la cultura China para aliviar dolores.</text:span></text:p>
      <text:p text:style-name="P16"><text:span text:style-name="T8">Durante la sesión, se aplica un aceite esencial que facilita el deslizamiento de las piedras sobre el cuerpo, y desarrolla así una acción más delicada, además de agregar los beneficios de la aromaterapia que estimula y equilibra por medio del olfato las áreas corticales y cerebrales.</text:span></text:p>
      <text:p text:style-name="P17"><text:span text:style-name="Strong_20_Emphasis"><text:span text:style-name="T11">Ventajas de la Terapia de Piedras Calientes:</text:span></text:span></text:p>
      <text:p text:style-name="P17"><text:span text:style-name="T9">Combate el dolor, ayuda a combatir la fatiga mental y física y recuperar el sueño, elimina tensiones, alivia dolores de espalda y problemas circulatorios.</text:span></text:p>
      <text:p text:style-name="P24"><text:span text:style-name="T8"/></text:p>
      <text:p text:style-name="P2">Masajes estético y de equilibrio de salud:</text:p>
      <text:p text:style-name="P12">Drenaje linfático manual (DLM):</text:p>
      <text:p text:style-name="P1">Técnica manual que ayuda a la circulación de la linfa a través de lo vasos linfáticos y ganglios. Es una terapia no un masaje.</text:p>
      <text:p text:style-name="P1">Los microorganismos cuando entran a nuestro cuerpo siguen avanzando por el sistema linfático y si lo linfocitos no realizan bien su trabajo se acumulan estos residuos en lo espacios intercelulares formándose <text:s/>edemas (acumulación de líquidos). Estos líquidos se estancan y endurecen dando paso a la celulitis.</text:p>
      <text:p text:style-name="P12"><text:soft-page-break/>Remodelación:</text:p>
      <text:p text:style-name="P18">Son una excelente manera de perder centímetros extra que suelen acumularse en la cintura, caderas, piernas y brazos. <text:span text:style-name="T23">Reafirmar la </text:span><text:span text:style-name="Strong_20_Emphasis"><text:span text:style-name="T24">flacidez</text:span></text:span><text:span text:style-name="Strong_20_Emphasis"><text:span text:style-name="T16"> </text:span></text:span><text:span text:style-name="T25">corporal, </text:span><text:a xlink:type="simple" xlink:href="http://www.betterlooks.co.cr/esp/inyecciones-de-grasa.htm"><text:span text:style-name="T15">levantamiento de glúteos</text:span></text:a></text:p>
      <text:p text:style-name="P21">También son ideales para reducir el efecto de "piel de naranja" (celulitis).</text:p>
      <text:p text:style-name="P22"><text:span text:style-name="T14">Los masajes reductores actúan sobre el tejido conjuntivo ayudando a mejorar el drenaje linfático y venoso.</text:span></text:p>
      <text:p text:style-name="P4">Reflexologia:</text:p>
      <text:p text:style-name="P8">Es una milenaria terapia egipcia que sana mente, cuerpo y espíritu.</text:p>
      <text:p text:style-name="P8">Ayuda a restaurar el equilibrio energético, se trabaja sobre las plantas y dorso de pie done están reflejados todos nuestros órganos y sistemas.</text:p>
      <text:p text:style-name="P8">Beneficios: armonización en general, alivio de estres, tensiones musculares, dolores articulares, manejo emocional y anímico. Mejoramiento de las funciones de sistema circulatorio, digestivo y nervioso.</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Arial1" svg:font-family="Arial, Helvetica, sans-serif"/>
    <style:font-face style:name="OpenSymbol" svg:font-family="OpenSymbol"/>
    <style:font-face style:name="Tahoma" svg:font-family="Tahoma, sans-serif"/>
    <style:font-face style:name="Trebuchet MS" svg:font-family="'Trebuchet MS'"/>
    <style:font-face style:name="Verdana" svg:font-family="Verdana"/>
    <style:font-face style:name="georgia" svg:font-family="georgia, palatino"/>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Verdana1" svg:font-family="Verdan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s" fo:country="E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next-style-name="Normal" style:default-outline-level="1">
      <style:paragraph-properties fo:margin-top="0.847cm" fo:margin-bottom="0cm" fo:keep-together="always" fo:hyphenation-ladder-count="no-limit" fo:keep-with-next="always"/>
      <style:text-properties fo:color="#365f91" style:font-name="Cambria" fo:font-size="14pt"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499cm"/>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meta:initial-creator>Ale</meta:initial-creator>
    <meta:creation-date>2014-02-10T20:45:00Z</meta:creation-date>
    <dc:date>2014-02-19T17:02:17.22</dc:date>
    <meta:editing-cycles>17</meta:editing-cycles>
    <meta:editing-duration>PT8H49M28S</meta:editing-duration>
    <meta:document-statistic meta:table-count="0" meta:image-count="0" meta:object-count="0" meta:page-count="3" meta:paragraph-count="40" meta:word-count="793" meta:character-count="5083"/>
    <meta:template xlink:type="simple" xlink:actuate="onRequest" xlink:title="" xlink:href="Normal"/>
  </office:meta>
</office:document-meta>
</file>